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9" style:display-name="1._Installatie_voorbereiden.9" style:family="table-row">
      <style:table-row-properties style:min-row-height="0.423cm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2" style:family="paragraph" style:parent-style-name="Standard">
      <style:text-properties officeooo:paragraph-rsid="1009cb9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b24ff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42c12e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8" style:family="paragraph" style:parent-style-name="Standard">
      <style:text-properties officeooo:paragraph-rsid="105b24ff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cdab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dca2508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1" style:family="paragraph" style:parent-style-name="Standard">
      <style:text-properties officeooo:paragraph-rsid="0c819a59"/>
    </style:style>
    <style:style style:name="P22" style:family="paragraph" style:parent-style-name="Standard">
      <style:paragraph-properties fo:text-align="center" style:justify-single-word="false"/>
      <style:text-properties officeooo:paragraph-rsid="0daef67d"/>
    </style:style>
    <style:style style:name="P23" style:family="paragraph" style:parent-style-name="Standard">
      <style:paragraph-properties fo:text-align="center" style:justify-single-word="false"/>
      <style:text-properties officeooo:paragraph-rsid="10209d19"/>
    </style:style>
    <style:style style:name="P24" style:family="paragraph" style:parent-style-name="Standard">
      <loext:graphic-properties draw:fill-hatch-name="hatch"/>
      <style:paragraph-properties style:vertical-align="auto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officeooo:paragraph-rsid="0d1ec96e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officeooo:paragraph-rsid="106b7779"/>
    </style:style>
    <style:style style:name="P26" style:family="paragraph" style:parent-style-name="Standard">
      <style:text-properties officeooo:paragraph-rsid="1044b2e0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officeooo:rsid="0dde9a1c" officeooo:paragraph-rsid="0dde9a1c"/>
    </style:style>
    <style:style style:name="P29" style:family="paragraph" style:parent-style-name="Standard">
      <style:text-properties officeooo:paragraph-rsid="0c8364eb"/>
    </style:style>
    <style:style style:name="P30" style:family="paragraph" style:parent-style-name="Standard">
      <style:paragraph-properties fo:text-align="center" style:justify-single-word="false"/>
      <style:text-properties officeooo:paragraph-rsid="0cc50ec9"/>
    </style:style>
    <style:style style:name="P31" style:family="paragraph" style:parent-style-name="Standard">
      <style:text-properties officeooo:paragraph-rsid="102506d2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text-properties officeooo:paragraph-rsid="1025e89a"/>
    </style:style>
    <style:style style:name="P34" style:family="paragraph" style:parent-style-name="Standard">
      <style:text-properties officeooo:rsid="0dde9a1c" officeooo:paragraph-rsid="0f28fb61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break-before="page"/>
      <style:text-properties officeooo:paragraph-rsid="0b0ddd8e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officeooo:paragraph-rsid="10296633"/>
    </style:style>
    <style:style style:name="P39" style:family="paragraph" style:parent-style-name="Footnote">
      <style:text-properties officeooo:paragraph-rsid="1056c877"/>
    </style:style>
    <style:style style:name="P40" style:family="paragraph" style:parent-style-name="Footnote">
      <style:text-properties officeooo:paragraph-rsid="0fa0a8ea"/>
    </style:style>
    <style:style style:name="P41" style:family="paragraph" style:parent-style-name="Footnote">
      <style:text-properties officeooo:paragraph-rsid="100fd683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68c3b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50471e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6" style:family="paragraph" style:parent-style-name="Standard">
      <style:paragraph-properties fo:text-align="center" style:justify-single-word="false"/>
      <style:text-properties officeooo:paragraph-rsid="0eb4913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f9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105e8f0b"/>
    </style:style>
    <style:style style:name="P53" style:family="paragraph" style:parent-style-name="Standard">
      <style:paragraph-properties fo:text-align="center" style:justify-single-word="false"/>
      <style:text-properties officeooo:paragraph-rsid="0d1ec96e"/>
    </style:style>
    <style:style style:name="P54" style:family="paragraph" style:parent-style-name="Standard">
      <style:text-properties officeooo:paragraph-rsid="106be6fb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Standard">
      <style:text-properties officeooo:paragraph-rsid="0ddfbc49"/>
    </style:style>
    <style:style style:name="P58" style:family="paragraph" style:parent-style-name="Standard">
      <style:paragraph-properties fo:text-align="center" style:justify-single-word="false"/>
      <style:text-properties officeooo:paragraph-rsid="0cc5fe5b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61" style:family="paragraph" style:parent-style-name="Standard">
      <style:paragraph-properties fo:text-align="center" style:justify-single-word="false"/>
      <style:text-properties officeooo:paragraph-rsid="0d804757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e8f0b"/>
    </style:style>
    <style:style style:name="P63" style:family="paragraph" style:parent-style-name="Footnote">
      <style:text-properties officeooo:rsid="043ccc66" officeooo:paragraph-rsid="0e5afad8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0cc79a2d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68" style:family="paragraph" style:parent-style-name="Standard">
      <style:text-properties officeooo:paragraph-rsid="0a0f8417"/>
    </style:style>
    <style:style style:name="P69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70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1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style:font-name="Liberation Sans" fo:font-size="12pt" style:text-underline-style="none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nl" fo:country="NL" fo:font-style="normal" style:text-underline-style="none" officeooo:rsid="106515af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style:text-underline-style="none" officeooo:rsid="0fe30796" style:font-size-asian="12pt" style:font-size-complex="12pt"/>
    </style:style>
    <style:style style:name="T24" style:family="text">
      <style:text-properties style:font-name="Liberation Sans" fo:font-size="12pt" style:text-underline-style="none" officeooo:rsid="103d773d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style:text-underline-style="none" officeooo:rsid="104b2bb6" style:font-size-asian="12pt" style:font-size-complex="12pt"/>
    </style:style>
    <style:style style:name="T2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nl" fo:country="NL" fo:font-style="normal" fo:font-weight="normal" officeooo:rsid="0fe28eb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106515af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officeooo:rsid="104b2bb6"/>
    </style:style>
    <style:style style:name="T4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style:font-name="Liberation Sans" fo:font-size="12pt" fo:language="nl" fo:country="NL" fo:font-style="normal" fo:font-weight="normal" officeooo:rsid="1064f98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fo:language="nl" fo:country="NL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fo:language="nl" fo:country="NL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3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4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fo:font-weight="normal" officeooo:rsid="106b777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style:font-name="Liberation Sans" fo:font-size="12pt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font-name="Liberation Sans" fo:font-size="12pt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2" style:family="text">
      <style:text-properties fo:font-variant="normal" fo:text-transform="none" fo:color="#000000" loext:opacity="100%" style:text-line-through-style="none" style:text-line-through-type="none" fo:letter-spacing="normal" fo:language="en" fo:country="GB" fo:font-style="normal" style:text-underline-style="none" officeooo:rsid="01657261" style:font-size-asian="10pt" style:font-size-complex="10pt"/>
    </style:style>
    <style:style style:name="T9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9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97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0" style:family="text">
      <style:text-properties officeooo:rsid="04473353"/>
    </style:style>
    <style:style style:name="T101" style:family="text">
      <style:text-properties officeooo:rsid="0f95a7a0"/>
    </style:style>
    <style:style style:name="T102" style:family="text">
      <style:text-properties officeooo:rsid="0f8f58bd"/>
    </style:style>
    <style:style style:name="T103" style:family="text">
      <style:text-properties officeooo:rsid="0aace3cd"/>
    </style:style>
    <style:style style:name="T104" style:family="text">
      <style:text-properties style:font-name="Ubuntu" fo:font-size="10pt" officeooo:rsid="04473353" style:font-size-asian="10pt" style:font-size-complex="10pt"/>
    </style:style>
    <style:style style:name="T105" style:family="text">
      <style:text-properties style:font-name="Liberation Sans" fo:font-size="10pt" officeooo:rsid="04473353" style:font-size-asian="10pt" style:font-size-complex="10pt"/>
    </style:style>
    <style:style style:name="T10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nl" fo:country="NL" fo:font-style="normal" style:text-underline-style="none" officeooo:rsid="0fda5dac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4f98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style:text-underline-style="none" officeooo:rsid="0f2e8f46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style:text-underline-style="none" officeooo:rsid="0f923b9b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33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3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6" style:family="text">
      <style:text-properties fo:color="#000000" loext:opacity="100%" officeooo:rsid="0f2e8f46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nl" fo:country="NL" fo:font-style="normal" style:text-underline-style="none" officeooo:rsid="1047f0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0" style:family="text">
      <style:text-properties style:text-underline-style="none" officeooo:rsid="0f0ca65a" style:font-style-asian="italic" style:font-size-complex="12pt" style:font-style-complex="italic"/>
    </style:style>
    <style:style style:name="T151" style:family="text">
      <style:text-properties style:use-window-font-color="true" loext:opacity="0%" style:font-name="Liberation Sans" fo:font-size="12pt" style:text-underline-style="none" officeooo:rsid="046ccdc8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52" style:family="text">
      <style:text-properties style:font-name="Liberation Sans" fo:font-size="12pt" style:text-underline-style="none" officeooo:rsid="0f0ca65a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54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7" style:family="text">
      <style:text-properties style:font-name="Liberation Sans" fo:font-size="12pt" style:text-underline-style="none" officeooo:rsid="00bddfbe" style:font-size-asian="12pt" style:font-size-complex="12pt"/>
    </style:style>
    <style:style style:name="T158" style:family="text">
      <style:text-properties style:font-name="Liberation Sans" fo:font-size="12pt" style:text-underline-style="none" officeooo:rsid="0f89d01f" style:font-size-asian="12pt" style:font-size-complex="12pt"/>
    </style:style>
    <style:style style:name="T159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811c9" style:font-name-asian="DejaVu Sans" style:font-size-asian="12pt" style:font-size-complex="12pt" style:language-complex="nl" style:country-complex="NL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d13f73f" style:font-name-asian="DejaVu Sans" style:font-size-asian="12pt" style:font-size-complex="12pt" style:language-complex="nl" style:country-complex="NL"/>
    </style:style>
    <style:style style:name="T166" style:family="text">
      <style:text-properties style:text-line-through-style="none" style:text-line-through-type="none" style:text-underline-style="none" officeooo:rsid="1047f0fb" style:font-name-asian="DejaVu Sans" style:font-size-asian="12pt" style:font-size-complex="12pt" style:language-complex="nl" style:country-complex="N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3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font-name="Liberation Sans" fo:font-size="12pt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Ubuntu</text:user-field-get></text:span><text:span text:style-name="T2"><text:s/></text:span><text:span text:style-name="T4">Server</text:span><text:span text:style-name="T5">.</text:span></text:p>
      <text:p text:style-name="P2"/>
      <text:p text:style-name="P2"/>
      <text:p text:style-name="P3">Vul het tekstvak achter &lt;...&gt; in</text:p>
      <text:p text:style-name="P4"><text:span text:style-name="T6">&lt;</text:span><text:span text:style-name="T7">g</text:span><text:span text:style-name="T8">ebruiker</text:span><text:span text:style-name="T6">&gt;</text:span><text:span text:style-name="T9"><text:tab/><text:tab/></text:span><text:span text:style-name="T10"> <text:tab/><text:tab/></text:span><text:span text:style-name="T11"><draw:control text:anchor-type="as-char" svg:y="-0.4cm" draw:z-index="10" draw:name="Gebruiker 1" draw:style-name="gr1" draw:text-style-name="P5" svg:width="6.002cm" svg:height="0.5cm" draw:control="control9"><svg:title>Gebruiker</svg:title><svg:desc>Volledige naam, bijv. Jan Stek</svg:desc></draw:control></text:span><text:span text:style-name="T11"><text:tab/></text:span><text:span text:style-name="T12">b</text:span><text:span text:style-name="T13">ijv.</text:span><text:span text:style-name="T14"> </text:span><text:span text:style-name="T15">Karel Zimmer</text:span></text:p>
      <text:p text:style-name="P6"><text:span text:style-name="T8">&lt;</text:span><text:span text:style-name="T16">g</text:span><text:span text:style-name="T17">ebruikersnaam&gt;<text:tab/></text:span><text:span text:style-name="T18"><draw:control text:anchor-type="as-char" svg:y="-0.4cm" draw:z-index="11" draw:name="Gberuikersnaam 2" draw:style-name="gr1" draw:text-style-name="P5" svg:width="6.002cm" svg:height="0.5cm" draw:control="control10"><svg:title>Gebruikersnaam</svg:title><svg:desc>Korte naam, bijv. jan</svg:desc></draw:control></text:span><text:span text:style-name="T18"><text:tab/></text:span><text:span text:style-name="T19">b</text:span><text:span text:style-name="T20">ijv.</text:span><text:span text:style-name="T21"> </text:span><text:span text:style-name="T22">karel</text:span></text:p>
      <text:p text:style-name="P7"><text:span text:style-name="T8">&lt;</text:span><text:span text:style-name="T23">comput</text:span><text:span text:style-name="T24">ernaam&gt;</text:span><text:span text:style-name="T25"><text:tab/><text:tab/></text:span><text:span text:style-name="T17"><draw:control text:anchor-type="as-char" svg:y="-0.4cm" draw:z-index="12" draw:name="Computernaam 1" draw:style-name="gr1" draw:text-style-name="P5" svg:width="6.002cm" svg:height="0.5cm" draw:control="control11"><svg:title>Computernaam</svg:title><svg:desc>Unieke naam van de computer</svg:desc></draw:control></text:span><text:span text:style-name="T17"><text:tab/></text:span><text:span text:style-name="T26">b</text:span><text:span text:style-name="T27">ijv.</text:span><text:span text:style-name="T28"> </text:span><text:span text:style-name="T29">sv</text:span><text:span text:style-name="T30">0</text:span><text:span text:style-name="T31">1</text:span></text:p>
      <text:p text:style-name="P4"><text:span text:style-name="T6">&lt;</text:span><text:span text:style-name="T7">g</text:span><text:span text:style-name="T8">ebruiker</text:span><text:span text:style-name="T32">&gt;<text:tab/></text:span><text:span text:style-name="T33"><text:tab/></text:span><text:span text:style-name="T10"> <text:tab/><text:tab/></text:span><text:span text:style-name="T11"><draw:control text:anchor-type="as-char" svg:y="-0.4cm" draw:z-index="13" draw:name="Gebruiker 2" draw:style-name="gr1" draw:text-style-name="P5" svg:width="6.002cm" svg:height="0.5cm" draw:control="control12"><svg:title>Gebruiker</svg:title><svg:desc>Volledige naam, bijv. Jan Stek</svg:desc></draw:control></text:span><text:span text:style-name="T11"><text:tab/></text:span><text:span text:style-name="T12">e</text:span><text:span text:style-name="T34">vt.</text:span><text:span text:style-name="T35"> extra gebruikers</text:span></text:p>
      <text:p text:style-name="P8"><text:span text:style-name="T6">&lt;</text:span><text:span text:style-name="T7">g</text:span><text:span text:style-name="T8">ebruikersnaam</text:span><text:span text:style-name="T32">&gt;<text:tab/></text:span><text:span text:style-name="T18"><draw:control text:anchor-type="as-char" svg:y="-0.4cm" draw:z-index="14" draw:name="Gberuikersnaam 1" draw:style-name="gr1" draw:text-style-name="P5" svg:width="6.002cm" svg:height="0.5cm" draw:control="control13"><svg:title>Gebruikersnaam</svg:title><svg:desc>Korte naam, bijv. jan</svg:desc></draw:control></text:span><text:span text:style-name="T18"><text:tab/></text:span><text:span text:style-name="T19">e</text:span><text:span text:style-name="T36">vt.</text:span><text:span text:style-name="T37"> </text:span><text:span text:style-name="T38">extra gebruikers</text:span></text:p>
      <text:p text:style-name="P9"><text:span text:style-name="T39">v</text:span>ervang &lt;...&gt; in deze checklist door de waarde in het tekstvak.</text:p>
      <text:p text:style-name="P10"/>
      <text:p text:style-name="P11"/>
      <text:p text:style-name="P12"><text:span text:style-name="Strong_20_Emphasis"><text:span text:style-name="T40">Nog niet op Linux?</text:span></text:span><text:span text:style-name="T41"><text:tab/></text:span><text:span text:style-name="T42">G</text:span><text:span text:style-name="T43">ebruik </text:span><text:span text:style-name="Strong_20_Emphasis"><text:span text:style-name="T44">Checklist </text:span></text:span><text:span text:style-name="Strong_20_Emphasis"><text:span text:style-name="T45">overzetten</text:span></text:span><text:span text:style-name="T43"> op </text:span><text:a xlink:type="simple" xlink:href="https://karelzimer.nl/nl" text:style-name="Internet_20_link" text:visited-style-name="Visited_20_Internet_20_Link"><text:span text:style-name="Internet_20_link"><text:span text:style-name="T46">karelzimmer.nl/nl</text:span></text:span></text:a><text:span text:style-name="T47">.</text:span></text:p>
      <text:p text:style-name="P12"><text:span text:style-name="Strong_20_Emphasis"><text:span text:style-name="T48">Nieuwe installatie?</text:span></text:span><text:span text:style-name="T47"><text:tab/></text:span><text:span text:style-name="T42">B</text:span><text:span text:style-name="T47">egin bij hoofdstuk </text:span><text:span text:style-name="Strong_20_Emphasis"><text:span text:style-name="T48"><text:bookmark-ref text:reference-format="page" text:ref-name="__RefNumPara__4009_1271708128">2</text:bookmark-ref></text:span></text:span><text:span text:style-name="Strong_20_Emphasis"><text:span text:style-name="T48"><text:s text:c="2"/></text:span></text:span><text:span text:style-name="Strong_20_Emphasis"><text:span text:style-name="T49"><text:bookmark-ref text:reference-format="text" text:ref-name="__RefNumPara__4009_1271708128">Installatie uitvoeren</text:bookmark-ref></text:span></text:span><text:span text:style-name="T50">.</text:span></text:p>
      <text:p text:style-name="P13"/>
      <text:p text:style-name="P13"/>
      <text:list text:style-name="L1">
        <text:list-item>
          <text:p text:style-name="P14"><text:bookmark-start text:name="__RefNumPara__4083_1271708128"/>Installatie voorbereide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><text:span text:style-name="Strong_20_Emphasis"><text:span text:style-name="T51"><draw:control text:anchor-type="as-char" draw:z-index="5" draw:name="Vorm3_0" draw:style-name="gr2" draw:text-style-name="P1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51"><draw:control text:anchor-type="as-char" draw:z-index="8" draw:name="Vorm3_ 2" draw:style-name="gr2" draw:text-style-name="P1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18"><text:span text:style-name="T52">Aanmelden als </text:span><text:span text:style-name="T53">&lt;</text:span><text:span text:style-name="T54">g</text:span><text:span text:style-name="T55">ebruiker</text:span><text:span text:style-name="T53">&gt;</text:span><text:span text:style-name="T56"><text:note text:id="ftn1" text:note-class="footnote"><text:note-citation>1</text:note-citation><text:note-body><text:p text:style-name="P19"><text:span text:style-name="T57">E</text:span><text:span text:style-name="T58">v</text:span><text:span text:style-name="T59">en</text:span><text:span text:style-name="T60">t</text:span><text:span text:style-name="T61">uele </text:span><text:span text:style-name="T62">extra </text:span><text:span text:style-name="T63">gebruiker</text:span><text:span text:style-name="T64">s</text:span><text:span text:style-name="T62"> aanmelden </text:span><text:span text:style-name="T65">en dezelfde stappen uitvoeren</text:span><text:span text:style-name="T66">.</text:span></text:p></text:note-body></text:note></text:span><text:span text:style-name="T67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8"><draw:control text:anchor-type="as-char" draw:z-index="15" draw:name="Vorm 3" draw:style-name="gr2" draw:text-style-name="P1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24">Typ de volgende drie opdrachten, ieder gevolgd door de Enter-toets: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5"><text:span text:style-name="User_20_Entry"><text:span text:style-name="T70">sudo apt install </text:span></text:span><text:span text:style-name="User_20_Entry"><text:span text:style-name="T71">wget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6"><text:span text:style-name="User_20_Entry"><text:span text:style-name="T71">wget karelzimmer.nl/</text:span></text:span><text:span text:style-name="User_20_Entry"><text:span text:style-name="T72">get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6"><text:span text:style-name="User_20_Entry"><text:span text:style-name="T71">bash </text:span></text:span><text:span text:style-name="User_20_Entry"><text:span text:style-name="T73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28"><text:span text:style-name="T74">V</text:span><text:span text:style-name="T75">olg </text:span><text:span text:style-name="T7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8" office:value-type="string">
            <text:p text:style-name="P29"/>
          </table:table-cell>
        </table:table-row>
        <table:table-row table:style-name="_31_._5f_Installatie_5f_voorbereiden.9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23"><text:span text:style-name="Strong_20_Emphasis"><text:span text:style-name="T68"><draw:control text:anchor-type="as-char" draw:z-index="16" draw:name="Vorm 4" draw:style-name="gr2" draw:text-style-name="P1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68"><draw:control text:anchor-type="as-char" draw:z-index="17" draw:name="Vorm 5" draw:style-name="gr2" draw:text-style-name="P17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31"><text:span text:style-name="T77">Typ, gevolgd door de Enter-toets: </text:span><text:span text:style-name="User_20_Entry"><text:span text:style-name="T78">kz-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69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69"/></text:span></text:p>
          </table:table-cell>
          <table:table-cell table:style-name="_31_._5f_Installatie_5f_voorbereiden.D10" office:value-type="string">
            <text:p text:style-name="P33"><text:span text:style-name="T76">Kie</text:span><text:span text:style-name="T79">s</text:span><text:span text:style-name="T76"> </text:span><text:span text:style-name="Strong_20_Emphasis"><text:span text:style-name="T80">1</text:span></text:span><text:span text:style-name="T81"> Installatie voorbereiden</text:span><text:span text:style-name="T82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11" office:value-type="string">
            <text:p text:style-name="P34"><text:span text:style-name="T74">V</text:span><text:span text:style-name="T75">olg </text:span><text:span text:style-name="T76">de aanwijzingen op het scherm.</text:span></text:p>
          </table:table-cell>
        </table:table-row>
      </table:table>
      <text:p text:style-name="P35"/>
      <text:list text:continue-numbering="true" text:style-name="L1">
        <text:list-item>
          <text:p text:style-name="P36"><text:bookmark-start text:name="__RefNumPara__4009_1271708128"/><text:span text:style-name="Strong_20_Emphasis"><text:span text:style-name="T83">Installatie uitvoeren</text:span></text:span><text:bookmark-end text:name="__RefNumPara__4009_1271708128"/>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><text:span text:style-name="Strong_20_Emphasis"><text:span text:style-name="T84"><draw:control text:anchor-type="as-char" draw:z-index="2" draw:name="Vorm9" draw:style-name="gr2" draw:text-style-name="P1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38"><text:span text:style-name="T85">Start de computer op vanaf</text:span><text:span text:style-name="T85"><text:note text:id="ftn2" text:note-class="footnote"><text:note-citation>1</text:note-citation><text:note-body><text:p text:style-name="P39"><text:span text:style-name="T86">B</text:span><text:span text:style-name="T87">ootmenu/</text:span><text:span text:style-name="T86">S</text:span><text:span text:style-name="T87">etup</text:span><text:span text:style-name="T88"> via </text:span><text:span text:style-name="T89">é</text:span><text:span text:style-name="T90">é</text:span><text:span text:style-name="T86">n van de </text:span><text:span text:style-name="T91">Veelgebruikte toetsen: </text:span><text:span text:style-name="T92">Esc</text:span><text:span text:style-name="T93">, </text:span><text:span text:style-name="T92">Delete</text:span><text:span text:style-name="T93">, </text:span><text:span text:style-name="T92">F1</text:span><text:span text:style-name="T93">, </text:span><text:span text:style-name="T92">F2</text:span><text:span text:style-name="T93">, </text:span><text:span text:style-name="T92">F9</text:span><text:span text:style-name="T93">, </text:span><text:span text:style-name="T92">F10</text:span><text:span text:style-name="T93">, </text:span><text:span text:style-name="T92">F11</text:span><text:span text:style-name="T93">, of </text:span><text:span text:style-name="T92">F12</text:span></text:p></text:note-body></text:note></text:span><text:span text:style-name="T85"> </text:span><text:span text:style-name="T94">een </text:span><text:span text:style-name="T95"><text:user-field-get text:name="Distro">Ubuntu</text:user-field-get></text:span><text:span text:style-name="T96"><text:s/></text:span><text:span text:style-name="T97">Server</text:span><text:span text:style-name="T98"> </text:span><text:span text:style-name="T99">Live</text:span><text:span text:style-name="T99"><text:note text:id="ftn3" text:note-class="footnote"><text:note-citation>2</text:note-citation><text:note-body><text:p text:style-name="P40"><text:span text:style-name="T100">Vanaf een </text:span><text:span text:style-name="T101">L</text:span><text:span text:style-name="T100">ive </text:span><text:span text:style-name="T102">USB</text:span><text:span text:style-name="T103">-stick</text:span><text:span text:style-name="T104"> </text:span><text:span text:style-name="T100">kunt u opstarten en </text:span><text:span text:style-name="T105">met </text:span><text:span text:style-name="T106"><text:user-field-get text:name="Distro">Ubuntu</text:user-field-get></text:span><text:span text:style-name="T106"><text:s/></text:span><text:span text:style-name="T100">werken zonder enige bestanden op de harde schijf te wijzigen en maakt ook installatie van </text:span><text:span text:style-name="T106"><text:user-field-get text:name="Distro">Ubuntu</text:user-field-get></text:span><text:span text:style-name="T106"><text:s/></text:span><text:span text:style-name="T100">mogelijk.</text:span></text:p></text:note-body></text:note></text:span><text:span text:style-name="T99"> </text:span><text:span text:style-name="T107">USB</text:span><text:span text:style-name="T108">-stick</text:span><text:span text:style-name="T108"><text:note text:id="ftn4" text:note-class="footnote"><text:note-citation>3</text:note-citation><text:note-body><text:p text:style-name="P41"><text:span text:style-name="T109">Maak een opstartbare USB-stick</text:span><text:span text:style-name="T110">:<text:line-break/></text:span><text:span text:style-name="T111">Download </text:span><text:span text:style-name="T112">een </text:span><text:span text:style-name="Sterk_20_accent_20_voetnoot"><text:span text:style-name="T113"><text:user-field-get text:name="Distro">Ubuntu</text:user-field-get></text:span></text:span><text:span text:style-name="Sterk_20_accent_20_voetnoot"><text:span text:style-name="T113"><text:s/></text:span></text:span><text:span text:style-name="Sterk_20_accent_20_voetnoot"><text:span text:style-name="T114">Server </text:span></text:span><text:span text:style-name="T115">i</text:span><text:span text:style-name="T116">mage</text:span><text:span text:style-name="T115"> </text:span><text:span text:style-name="T117">vanaf </text:span><text:a xlink:type="simple" xlink:href="https://ubuntu.com/" text:style-name="Internet_20_link" text:visited-style-name="Visited_20_Internet_20_Link"><text:span text:style-name="T118">ubuntu.com</text:span></text:a><text:span text:style-name="T117">.</text:span><text:span text:style-name="T119"><text:line-break/>De </text:span><text:span text:style-name="T120">ver</text:span><text:span text:style-name="T119">volgstappen staan beschreven in </text:span><text:span text:style-name="Sterk_20_accent_20_voetnoot"><text:span text:style-name="T121">Linux informatie</text:span></text:span><text:span text:style-name="T119">, te vinden op </text:span><text:a xlink:type="simple" xlink:href="https://karelzimmer.nl/nl" text:style-name="Internet_20_link" text:visited-style-name="Visited_20_Internet_20_Link"><text:span text:style-name="T122">karelzimmer.nl/nl</text:span></text:a><text:span text:style-name="T119">.</text:span></text:p></text:note-body></text:note></text:span><text:span text:style-name="T123">.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><text:span text:style-name="Strong_20_Emphasis"><text:span text:style-name="T69"/></text:span></text:p>
          </table:table-cell>
          <table:table-cell table:style-name="_32_._5f_Installatie_5f_uitvoeren.C2" office:value-type="string">
            <text:p text:style-name="P42"><text:span text:style-name="T79">Selecteer</text:span><text:span text:style-name="T124"> </text:span><text:span text:style-name="Strong_20_Emphasis"><text:span text:style-name="T125">Try or Install Ubuntu </text:span></text:span><text:span text:style-name="Strong_20_Emphasis"><text:span text:style-name="T126">Server</text:span></text:span><text:span text:style-name="T127"> </text:span><text:span text:style-name="T128">en druk op </text:span><text:span text:style-name="T129">de </text:span><text:span text:style-name="T130">Enter</text:span><text:span text:style-name="T82">-toets.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2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4" office:value-type="string">
            <text:p text:style-name="P44"><text:span text:style-name="Emphasis"><text:span text:style-name="T131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4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2" draw:text-style-name="P17" svg:width="0.35cm" svg:height="0.35cm" draw:control="control21"/></text:span></text:p>
          </table:table-cell>
          <table:table-cell table:style-name="_32_._5f_Installatie_5f_uitvoeren.C4" office:value-type="string">
            <text:p text:style-name="Standard"><text:span text:style-name="T132">Maak verbinding met het </text:span><text:span text:style-name="T133">netwerk</text:span><text:span text:style-name="T132">; essentieel voor taalinstelling en softwareselectie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4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2" draw:text-style-name="P17" svg:width="0.35cm" svg:height="0.35cm" draw:control="control6"/></text:span></text:p>
          </table:table-cell>
          <table:table-cell table:style-name="_32_._5f_Installatie_5f_uitvoeren.C8" office:value-type="string">
            <text:p text:style-name="Standard"><text:span text:style-name="T134">Kies</text:span><text:span text:style-name="T135"> </text:span><text:span text:style-name="Strong_20_Emphasis"><text:span text:style-name="T136">Nederlands</text:span></text:span><text:span text:style-name="T82"> </text:span><text:span text:style-name="T137">en druk op </text:span><text:span text:style-name="T129">de </text:span><text:span text:style-name="T138">Enter</text:span><text:span text:style-name="T82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69"><draw:control text:anchor-type="as-char" draw:z-index="6" draw:name="Vorm 1" draw:style-name="gr2" draw:text-style-name="P17" svg:width="0.35cm" svg:height="0.35cm" draw:control="control5"/></text:span></text:span></text:p>
          </table:table-cell>
          <table:table-cell table:style-name="_32_._5f_Installatie_5f_uitvoeren.C10" office:value-type="string">
            <text:p text:style-name="P47"><text:span text:style-name="T139">Bij</text:span><text:span text:style-name="T140"> </text:span><text:span text:style-name="Strong_20_Emphasis"><text:span text:style-name="T141">Profile </text:span></text:span><text:span text:style-name="Strong_20_Emphasis"><text:span text:style-name="T142">configuration</text:span></text:span><text:span text:style-name="T143">: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11" office:value-type="string">
            <text:p text:style-name="P48"><text:span text:style-name="T144">V</text:span><text:span text:style-name="T145">ul </text:span><text:span text:style-name="T146">in </text:span><text:span text:style-name="Strong_20_Emphasis"><text:span text:style-name="T147">Your</text:span></text:span><text:span text:style-name="Strong_20_Emphasis"><text:span text:style-name="T148"> n</text:span></text:span><text:span text:style-name="Strong_20_Emphasis"><text:span text:style-name="T149">a</text:span></text:span><text:span text:style-name="Strong_20_Emphasis"><text:span text:style-name="T147">me</text:span></text:span><text:span text:style-name="T149"> </text:span><text:span text:style-name="T150">&lt;</text:span><text:span text:style-name="T151">g</text:span><text:span text:style-name="T152">ebruiker</text:span><text:span text:style-name="T150">&gt;</text:span><text:span text:style-name="T153">, </text:span><text:span text:style-name="Strong_20_Emphasis"><text:span text:style-name="T154"><text:line-break/></text:span></text:span><text:span text:style-name="Strong_20_Emphasis"><text:span text:style-name="T147">Your server</text:span></text:span><text:span text:style-name="Strong_20_Emphasis"><text:span text:style-name="T155">'</text:span></text:span><text:span text:style-name="Strong_20_Emphasis"><text:span text:style-name="T156">s name</text:span></text:span><text:span text:style-name="T157"> &lt;</text:span><text:span text:style-name="T158">comp</text:span><text:span text:style-name="T157">uternaam&gt;</text:span><text:span text:style-name="T149">,</text:span><text:span text:style-name="Strong_20_Emphasis"><text:span text:style-name="T159"><text:line-break/></text:span></text:span><text:span text:style-name="Strong_20_Emphasis"><text:span text:style-name="T160">Pick a username</text:span></text:span><text:span text:style-name="T149"> &lt;</text:span><text:span text:style-name="T157">gebruikersnaam&gt;</text:span><text:span text:style-name="T149">,</text:span><text:span text:style-name="Strong_20_Emphasis"><text:span text:style-name="T159"><text:line-break/></text:span></text:span><text:span text:style-name="T161">g</text:span><text:span text:style-name="T162">eef tweemaal een </text:span><text:span text:style-name="Strong_20_Emphasis"><text:span text:style-name="T162">wachtwoord</text:span></text:span><text:span text:style-name="T163"> </text:span><text:span text:style-name="T164">en druk op </text:span><text:span text:style-name="T165">de </text:span><text:span text:style-name="T166">Enter</text:span><text:span text:style-name="T163">-toets.</text:span></text:p>
          </table:table-cell>
        </table:table-row>
      </table:table>
      <text:p text:style-name="P49"><text:span text:style-name="Strong_20_Emphasis"><text:span text:style-name="T167"/></text:span></text:p>
      <text:list text:continue-numbering="true" text:style-name="L1">
        <text:list-item>
          <text:p text:style-name="P50"><text:span text:style-name="Strong_20_Emphasis"><text:span text:style-name="T168">Installatie </text:span></text:span><text:span text:style-name="Strong_20_Emphasis"><text:span text:style-name="T169">afronden</text:span></text:span></text:p>
        </text:list-item>
      </text:list>
      <text:p text:style-name="P51"><text:span text:style-name="Strong_20_Emphasis"><text:span text:style-name="T17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7" svg:width="0.35cm" svg:height="0.35cm" draw:control="control2"/></text:span></text:p>
          </table:table-cell>
          <table:table-cell table:style-name="_33_._5f_Installatie_5f_afronden.C1" office:value-type="string">
            <text:p text:style-name="P52"><text:span text:style-name="T170">Aanmelden als </text:span><text:span text:style-name="T171">&lt;</text:span><text:span text:style-name="T172">g</text:span><text:span text:style-name="T173">ebruiker</text:span><text:span text:style-name="T171">&gt;</text:span><text:span text:style-name="T17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23"><text:span text:style-name="Strong_20_Emphasis"><text:span text:style-name="T68"><draw:control text:anchor-type="as-char" draw:z-index="18" draw:name="Vorm4" draw:style-name="gr2" draw:text-style-name="P17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24">Typ de volgende drie opdrachten, ieder gevolgd door de Enter-toets: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23"/>
          </table:table-cell>
          <table:table-cell table:style-name="_33_._5f_Installatie_5f_afronden.C3" office:value-type="string">
            <text:p text:style-name="P54"><text:span text:style-name="User_20_Entry"><text:span text:style-name="T70">sudo apt install </text:span></text:span><text:span text:style-name="User_20_Entry"><text:span text:style-name="T71">wget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23"/>
          </table:table-cell>
          <table:table-cell table:style-name="_33_._5f_Installatie_5f_afronden.C3" office:value-type="string">
            <text:p text:style-name="P26"><text:span text:style-name="User_20_Entry"><text:span text:style-name="T71">wget karelzimmer.nl/</text:span></text:span><text:span text:style-name="User_20_Entry"><text:span text:style-name="T72">getkz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23"/>
          </table:table-cell>
          <table:table-cell table:style-name="_33_._5f_Installatie_5f_afronden.C3" office:value-type="string">
            <text:p text:style-name="P26"><text:span text:style-name="User_20_Entry"><text:span text:style-name="T71">bash </text:span></text:span><text:span text:style-name="User_20_Entry"><text:span text:style-name="T73">getkz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7" office:value-type="string">
            <text:p text:style-name="P56"><text:span text:style-name="T74">V</text:span><text:span text:style-name="T75">olg </text:span><text:span text:style-name="T76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57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23"><text:span text:style-name="Strong_20_Emphasis"><text:span text:style-name="T68"><draw:control text:anchor-type="as-char" draw:z-index="19" draw:name="Vorm 7" draw:style-name="gr2" draw:text-style-name="P17" svg:width="0.35cm" svg:height="0.35cm" draw:control="control18"/></text:span></text:span></text:p>
          </table:table-cell>
          <table:table-cell table:style-name="_33_._5f_Installatie_5f_afronden.C9" office:value-type="string">
            <text:p text:style-name="P31"><text:span text:style-name="T77">Typ, gevolgd door de Enter-toets: </text:span><text:span text:style-name="User_20_Entry"><text:span text:style-name="T78">kz-menu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69"/></text:span></text:p>
          </table:table-cell>
          <table:table-cell table:style-name="_33_._5f_Installatie_5f_afronden.C10" office:value-type="string">
            <text:p text:style-name="P33"><text:span text:style-name="T76">Kie</text:span><text:span text:style-name="T174">s</text:span><text:span text:style-name="T175"> </text:span><text:span text:style-name="Strong_20_Emphasis"><text:span text:style-name="T176">3</text:span></text:span><text:span text:style-name="T177"> Installatie afronden</text:span><text:span text:style-name="T82">.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11" office:value-type="string">
            <text:p text:style-name="P34"><text:span text:style-name="T74">V</text:span><text:span text:style-name="T75">olg </text:span><text:span text:style-name="T76">de aanwijzingen op het scherm.</text:span></text:p>
          </table:table-cell>
        </table:table-row>
      </table:table>
      <text:p text:style-name="P51"><text:span text:style-name="Strong_20_Emphasis"><text:span text:style-name="T170"/></text:span></text:p>
      <text:list text:continue-numbering="true" text:style-name="L1">
        <text:list-item>
          <text:p text:style-name="P59"><text:span text:style-name="Strong_20_Emphasis"><text:span text:style-name="T178">Gebruiker inrichten</text:span></text:span></text:p>
        </text:list-item>
      </text:list>
      <text:p text:style-name="P6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T84"><draw:control text:anchor-type="as-char" draw:z-index="4" draw:name="Vorm40_0" draw:style-name="gr2" draw:text-style-name="P17" svg:width="0.35cm" svg:height="0.35cm" draw:control="control3"/></text:span></text:p>
          </table:table-cell>
          <table:table-cell table:style-name="Tabel2.A1" office:value-type="string">
            <text:p text:style-name="P61"><text:span text:style-name="T84"><draw:control text:anchor-type="as-char" draw:z-index="9" draw:name="Vorm40_ 1" draw:style-name="gr2" draw:text-style-name="P17" svg:width="0.35cm" svg:height="0.35cm" draw:control="control8"/></text:span></text:p>
          </table:table-cell>
          <table:table-cell table:style-name="Tabel2.D1" office:value-type="string">
            <text:p text:style-name="P62"><text:span text:style-name="T170">Aanmelden als </text:span><text:span text:style-name="T171">&lt;</text:span><text:span text:style-name="T172">g</text:span><text:span text:style-name="T173">ebruiker</text:span><text:span text:style-name="T171">&gt;</text:span><text:span text:style-name="T179"><text:note text:id="ftn5" text:note-class="footnote"><text:note-citation>1</text:note-citation><text:note-body><text:p text:style-name="P63"><text:span text:style-name="T180">E</text:span><text:span text:style-name="T181">ventuele extra </text:span><text:span text:style-name="T182">gebruiker</text:span><text:span text:style-name="T183">s</text:span><text:span text:style-name="T181"> aanmelden en dezelfde stappen uitvoeren.</text:span></text:p></text:note-body></text:note></text:span><text:span text:style-name="T170">.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2" office:value-type="string">
            <text:p text:style-name="P64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23"><text:span text:style-name="T68"><draw:control text:anchor-type="as-char" draw:z-index="20" draw:name="Vorm 8" draw:style-name="gr2" draw:text-style-name="P17" svg:width="0.35cm" svg:height="0.35cm" draw:control="control19"/></text:span></text:p>
          </table:table-cell>
          <table:table-cell table:style-name="Tabel2.A1" office:value-type="string">
            <text:p text:style-name="P23"><text:span text:style-name="T68"><draw:control text:anchor-type="as-char" draw:z-index="21" draw:name="Vorm 9" draw:style-name="gr2" draw:text-style-name="P17" svg:width="0.35cm" svg:height="0.35cm" draw:control="control20"/></text:span></text:p>
          </table:table-cell>
          <table:table-cell table:style-name="Tabel2.D3" office:value-type="string">
            <text:p text:style-name="P31"><text:span text:style-name="T77">Typ, gevolgd door de Enter-toets: </text:span><text:span text:style-name="User_20_Entry"><text:span text:style-name="T184">kz-menu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Standard"/>
          </table:table-cell>
          <table:table-cell table:style-name="Tabel2.A1" office:value-type="string">
            <text:p text:style-name="Standard"/>
          </table:table-cell>
          <table:table-cell table:style-name="Tabel2.D4" office:value-type="string">
            <text:p text:style-name="Standard"><text:span text:style-name="T76">Kie</text:span><text:span text:style-name="T174">s</text:span><text:span text:style-name="T175"> </text:span><text:span text:style-name="Strong_20_Emphasis"><text:span text:style-name="T185">4</text:span></text:span><text:span text:style-name="T186"> Gebruiker inrichten</text:span><text:span text:style-name="T82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5" office:value-type="string">
            <text:p text:style-name="P34"><text:span text:style-name="T74">V</text:span><text:span text:style-name="T75">olg </text:span><text:span text:style-name="T76">de aanwijzingen op het scherm.</text:span></text:p>
          </table:table-cell>
        </table:table-row>
      </table:table>
      <text:p text:style-name="P67"><text:span text:style-name="T187"/></text:p>
      <text:p text:style-name="P68"/>
      <text:p text:style-name="P69"><text:span text:style-name="T188">E</text:span><text:span text:style-name="T189">inde c</text:span><text:span text:style-name="T190">hecklist, </text:span><text:span text:style-name="T191">d</text:span><text:span text:style-name="T190">e installatie van </text:span><text:span text:style-name="T192"><text:user-field-get text:name="Distro">Ubuntu</text:user-field-get></text:span><text:span text:style-name="T193"><text:s/></text:span><text:span text:style-name="T194">Server</text:span><text:span text:style-name="T195"> </text:span><text:span text:style-name="T190">is voltooid.</text:span></text:p>
      <text:p text:style-name="P70"/>
      <text:list text:style-name="L2">
        <text:list-header>
          <text:p text:style-name="P71"><text:span text:style-name="T196">Geschreven door </text:span><text:a xlink:type="simple" xlink:href="mailto:info@karelzimmer.nl?subject=Checklist%20installatie%20Linux" text:style-name="Internet_20_link" text:visited-style-name="Visited_20_Internet_20_Link"><text:span text:style-name="T197">Karel Zimmer</text:span></text:a><text:span text:style-name="T198">.</text:span></text:p>
          <text:p text:style-name="P72"><text:span text:style-name="T199">Licentie </text:span><text:span text:style-name="T198">C</text:span><text:span text:style-name="T200">C0</text:span><text:span text:style-name="T198"> 1.0 </text:span><text:span text:style-name="T201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1"><text:s/></text:span><text:span text:style-name="T201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5-08-11T15:12:03.494536802">11-08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1T15:12:03.400633822</dc:date>
    <meta:keyword>Installatie</meta:keyword>
    <meta:keyword>Checklist</meta:keyword>
    <meta:keyword>Linux</meta:keyword>
    <meta:editing-cycles>6926</meta:editing-cycles>
    <meta:editing-duration>P12DT10H3M5S</meta:editing-duration>
    <dc:creator>Karel Zimmer</dc:creator>
    <meta:document-statistic meta:table-count="4" meta:image-count="2" meta:object-count="0" meta:page-count="4" meta:paragraph-count="69" meta:word-count="352" meta:character-count="2467" meta:non-whitespace-character-count="2153"/>
    <meta:user-defined meta:name="Info 1"/>
    <meta:user-defined meta:name="Info 2"/>
    <meta:user-defined meta:name="Info 3"/>
    <meta:user-defined meta:name="Info 4"/>
  </office:meta>
</office:document-meta>
</file>